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64000000D82CBDDD7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3.411cm" fo:min-width="8.42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3.311cm" fo:min-width="8.32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3cm" draw:marker-start-width="0.65cm" draw:marker-end="Rounded_20_short_20_Arrow" draw:marker-end-width="0.7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9cm" fo:min-width="2.97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9cm" fo:min-width="5.20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9cm" fo:min-width="2.9cm"/>
    </style:style>
    <style:style style:name="gr7" style:family="graphic" style:parent-style-name="standard">
      <style:graphic-properties draw:stroke="none" svg:stroke-color="#000000" draw:fill="none" draw:fill-color="#ffffff" fo:min-height="0.84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201cm" fo:min-width="3.414cm"/>
    </style:style>
    <style:style style:name="gr9" style:family="graphic" style:parent-style-name="objectwithoutfill">
      <style:graphic-properties draw:marker-end="Circle" draw:marker-end-width="0.2cm" draw:fill="solid" draw:fill-color="#000000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235cm" fo:min-width="3.45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7cm, 1.046cm, 1.258cm)" draw:image-opacity="100%" style:mirror="horizontal"/>
    </style:style>
    <style:style style:name="P1" style:family="paragraph">
      <style:paragraph-properties fo:text-align="center"/>
      <style:text-properties style:font-name="DejaVu Sans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style:font-name="Courier" fo:font-size="22pt" style:font-size-asian="22pt" style:font-size-complex="22pt"/>
    </style:style>
    <style:style style:name="T1" style:family="text">
      <style:text-properties style:font-name="DejaVu Sans" fo:font-size="32pt" style:font-size-asian="32pt" style:font-size-complex="32pt"/>
    </style:style>
    <style:style style:name="T2" style:family="text">
      <style:text-properties style:font-name="Courier" fo:font-size="26pt" style:font-size-asian="26pt" style:font-size-complex="26pt"/>
    </style:style>
    <style:style style:name="T3" style:family="text">
      <style:text-properties style:font-name="Courier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315cm" svg:height="4.055cm" svg:x="10.25cm" svg:y="0.527cm">
          <text:p text:style-name="P1"><text:span text:style-name="T1">PandoraSD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9.315cm" svg:height="4.055cm" svg:x="18.619cm" svg:y="6.218cm">
          <text:p text:style-name="P1"><text:span text:style-name="T1">LC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9.315cm" svg:height="4.055cm" svg:x="18.695cm" svg:y="13.343cm">
          <text:p text:style-name="P1"><text:span text:style-name="T1">MarlinPando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9.315cm" svg:height="4.055cm" svg:x="1.621cm" svg:y="13.462cm">
          <text:p text:style-name="P1"><text:span text:style-name="T1">MarlinArb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9.315cm" svg:height="4.055cm" svg:x="1.619cm" svg:y="6.244cm">
          <text:p text:style-name="P1"><text:span text:style-name="T1">Arbor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6.276cm" svg:y1="6.244cm" svg:x2="10.25cm" svg:y2="2.554cm" draw:start-shape="id1" draw:start-glue-point="0" draw:end-shape="id2" draw:end-glue-point="3" svg:d="M6276 6244v-3690h3974" svg:viewBox="0 0 3975 3691">
          <text:p/>
        </draw:connector>
        <draw:connector draw:style-name="gr3" draw:text-style-name="P2" draw:layer="layout" svg:x1="23.276cm" svg:y1="6.218cm" svg:x2="19.565cm" svg:y2="2.554cm" draw:start-shape="id3" draw:start-glue-point="0" draw:end-shape="id2" draw:end-glue-point="1" svg:d="M23276 6218v-3664h-3711" svg:viewBox="0 0 3712 3665">
          <text:p/>
        </draw:connector>
        <draw:connector draw:style-name="gr3" draw:text-style-name="P2" draw:layer="layout" draw:type="line" svg:x1="6.278cm" svg:y1="13.462cm" svg:x2="6.276cm" svg:y2="10.299cm" draw:start-shape="id4" draw:start-glue-point="0" draw:end-shape="id1" draw:end-glue-point="2" svg:d="M6278 13462l-2-3163" svg:viewBox="0 0 3 3164">
          <text:p/>
        </draw:connector>
        <draw:connector draw:style-name="gr3" draw:text-style-name="P2" draw:layer="layout" draw:type="line" svg:x1="23.352cm" svg:y1="13.343cm" svg:x2="23.276cm" svg:y2="10.273cm" draw:start-shape="id5" draw:start-glue-point="0" draw:end-shape="id3" draw:end-glue-point="2" svg:d="M23352 13343l-76-3070" svg:viewBox="0 0 77 3071">
          <text:p/>
        </draw:connector>
        <draw:custom-shape draw:style-name="gr4" draw:text-style-name="P2" draw:layer="layout" svg:width="3.677cm" svg:height="2.037cm" svg:x="4.485cm" svg:y="16.559cm">
          <text:p text:style-name="P2"><text:span text:style-name="T2">EX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9cm" svg:height="2.037cm" svg:x="11.948cm" svg:y="3.598cm">
          <text:p text:style-name="P2"><text:span text:style-name="T2">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598cm" svg:height="2.037cm" svg:x="2.076cm" svg:y="9.651cm">
          <text:p text:style-name="P2"><text:span text:style-name="T2">Al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677cm" svg:height="2.037cm" svg:x="21.658cm" svg:y="16.456cm">
          <text:p text:style-name="P2"><text:span text:style-name="T2">EX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598cm" svg:height="2.037cm" svg:x="23.886cm" svg:y="9.601cm">
          <text:p text:style-name="P2"><text:span text:style-name="T2">Al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2.964cm" svg:height="1.127cm" svg:x="20.073cm" svg:y="4.832cm">
          <draw:text-box>
            <text:p text:style-name="P3"><text:span text:style-name="T3">&lt;use&gt;</text:span></text:p>
          </draw:text-box>
        </draw:frame>
        <draw:frame draw:style-name="gr7" draw:text-style-name="P3" draw:layer="layout" svg:width="2.964cm" svg:height="1.127cm" svg:x="20.232cm" svg:y="12.128cm">
          <draw:text-box>
            <text:p text:style-name="P3"><text:span text:style-name="T3">&lt;use&gt;</text:span></text:p>
          </draw:text-box>
        </draw:frame>
        <draw:frame draw:style-name="gr7" draw:text-style-name="P3" draw:layer="layout" svg:width="2.964cm" svg:height="1.127cm" svg:x="6.517cm" svg:y="4.944cm">
          <draw:text-box>
            <text:p text:style-name="P3"><text:span text:style-name="T3">&lt;use&gt;</text:span></text:p>
          </draw:text-box>
        </draw:frame>
        <draw:frame draw:style-name="gr7" draw:text-style-name="P3" draw:layer="layout" svg:width="2.964cm" svg:height="1.127cm" svg:x="6.493cm" svg:y="12.19cm">
          <draw:text-box>
            <text:p text:style-name="P3"><text:span text:style-name="T3">&lt;use&gt;</text:span></text:p>
          </draw:text-box>
        </draw:frame>
        <draw:custom-shape draw:style-name="gr8" draw:text-style-name="P2" draw:layer="layout" svg:width="4.068cm" svg:height="3.605cm" svg:x="10.193cm" svg:y="8.302cm">
          <text:p/>
          <draw:enhanced-geometry svg:viewBox="0 0 21600 21600" draw:path-stretchpoint-x="10800" draw:path-stretchpoint-y="10800" draw:text-areas="?f3 ?f4 ?f5 ?f6" draw:type="round-rectangle" draw:modifiers="1592.478970806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xml:id="id6" draw:id="id6" draw:layer="layout" draw:type="line" svg:x1="10.53cm" svg:y1="11.454cm" svg:x2="10.992cm" svg:y2="10.445cm" svg:d="M10530 11454l462-1009" svg:viewBox="0 0 463 1010">
          <text:p/>
        </draw:connector>
        <draw:connector draw:style-name="gr9" draw:text-style-name="P2" xml:id="id7" draw:id="id7" draw:layer="layout" draw:type="line" svg:x1="10.53cm" svg:y1="11.454cm" svg:x2="11.473cm" svg:y2="10.795cm" draw:start-shape="id6" draw:start-glue-point="2" svg:d="M10530 11454l943-659" svg:viewBox="0 0 944 660">
          <text:p/>
        </draw:connector>
        <draw:connector draw:style-name="gr9" draw:text-style-name="P2" xml:id="id8" draw:id="id8" draw:layer="layout" draw:type="line" svg:x1="10.992cm" svg:y1="10.445cm" svg:x2="11.319cm" svg:y2="9.491cm" draw:start-shape="id6" draw:start-glue-point="3" svg:d="M10992 10445l327-954" svg:viewBox="0 0 328 955">
          <text:p/>
        </draw:connector>
        <draw:connector draw:style-name="gr9" draw:text-style-name="P2" draw:layer="layout" draw:type="line" svg:x1="10.992cm" svg:y1="10.445cm" svg:x2="11.737cm" svg:y2="9.663cm" draw:start-shape="id6" draw:start-glue-point="3" svg:d="M10992 10445l745-782" svg:viewBox="0 0 746 783">
          <text:p/>
        </draw:connector>
        <draw:connector draw:style-name="gr9" draw:text-style-name="P2" draw:layer="layout" draw:type="line" svg:x1="11.473cm" svg:y1="10.795cm" svg:x2="12.092cm" svg:y2="9.902cm" draw:start-shape="id7" draw:start-glue-point="3" svg:d="M11473 10795l619-893" svg:viewBox="0 0 620 894">
          <text:p/>
        </draw:connector>
        <draw:connector draw:style-name="gr9" draw:text-style-name="P2" xml:id="id9" draw:id="id9" draw:layer="layout" draw:type="line" svg:x1="11.473cm" svg:y1="10.795cm" svg:x2="12.526cm" svg:y2="10.125cm" draw:start-shape="id7" draw:start-glue-point="3" svg:d="M11473 10795l1053-670" svg:viewBox="0 0 1054 671">
          <text:p/>
        </draw:connector>
        <draw:connector draw:style-name="gr9" draw:text-style-name="P2" draw:layer="layout" draw:type="line" svg:x1="11.319cm" svg:y1="9.491cm" svg:x2="11.521cm" svg:y2="8.428cm" draw:start-shape="id8" draw:start-glue-point="3" svg:d="M11319 9491l202-1063" svg:viewBox="0 0 203 1064">
          <text:p/>
        </draw:connector>
        <draw:connector draw:style-name="gr9" draw:text-style-name="P2" draw:layer="layout" draw:type="line" svg:x1="11.319cm" svg:y1="9.491cm" svg:x2="12.015cm" svg:y2="8.635cm" draw:start-shape="id8" draw:start-glue-point="3" svg:d="M11319 9491l696-856" svg:viewBox="0 0 697 857">
          <text:p/>
        </draw:connector>
        <draw:connector draw:style-name="gr9" draw:text-style-name="P2" xml:id="id10" draw:id="id10" draw:layer="layout" draw:type="line" svg:x1="12.526cm" svg:y1="10.125cm" svg:x2="13.232cm" svg:y2="9.6cm" draw:start-shape="id9" draw:start-glue-point="3" svg:d="M12526 10125l706-525" svg:viewBox="0 0 707 526">
          <text:p/>
        </draw:connector>
        <draw:connector draw:style-name="gr9" draw:text-style-name="P2" draw:layer="layout" draw:type="line" svg:x1="13.119cm" svg:y1="9.588cm" svg:x2="13.468cm" svg:y2="8.855cm" svg:d="M13119 9588l349-733" svg:viewBox="0 0 350 734">
          <text:p/>
        </draw:connector>
        <draw:connector draw:style-name="gr9" draw:text-style-name="P2" draw:layer="layout" draw:type="line" svg:x1="13.232cm" svg:y1="9.6cm" svg:x2="13.996cm" svg:y2="9.269cm" draw:start-shape="id10" draw:start-glue-point="3" svg:d="M13232 9600l764-331" svg:viewBox="0 0 765 332">
          <text:p/>
        </draw:connector>
        <draw:connector draw:style-name="gr9" draw:text-style-name="P2" xml:id="id11" draw:id="id11" draw:layer="layout" draw:type="line" svg:x1="10.536cm" svg:y1="11.454cm" svg:x2="11cm" svg:y2="10.445cm" svg:d="M10536 11454l464-1009" svg:viewBox="0 0 465 1010">
          <text:p/>
        </draw:connector>
        <draw:connector draw:style-name="gr9" draw:text-style-name="P2" xml:id="id12" draw:id="id12" draw:layer="layout" draw:type="line" svg:x1="10.536cm" svg:y1="11.454cm" svg:x2="11.481cm" svg:y2="10.795cm" draw:start-shape="id11" draw:start-glue-point="2" svg:d="M10536 11454l945-659" svg:viewBox="0 0 946 660">
          <text:p/>
        </draw:connector>
        <draw:connector draw:style-name="gr9" draw:text-style-name="P2" xml:id="id13" draw:id="id13" draw:layer="layout" draw:type="line" svg:x1="11cm" svg:y1="10.445cm" svg:x2="11.325cm" svg:y2="9.491cm" draw:start-shape="id11" draw:start-glue-point="3" svg:d="M11000 10445l325-954" svg:viewBox="0 0 326 955">
          <text:p/>
        </draw:connector>
        <draw:connector draw:style-name="gr9" draw:text-style-name="P2" draw:layer="layout" draw:type="line" svg:x1="11cm" svg:y1="10.445cm" svg:x2="11.744cm" svg:y2="9.663cm" draw:start-shape="id11" draw:start-glue-point="3" svg:d="M11000 10445l744-782" svg:viewBox="0 0 745 783">
          <text:p/>
        </draw:connector>
        <draw:connector draw:style-name="gr9" draw:text-style-name="P2" draw:layer="layout" draw:type="line" svg:x1="11.481cm" svg:y1="10.795cm" svg:x2="12.099cm" svg:y2="9.902cm" draw:start-shape="id12" draw:start-glue-point="3" svg:d="M11481 10795l618-893" svg:viewBox="0 0 619 894">
          <text:p/>
        </draw:connector>
        <draw:connector draw:style-name="gr9" draw:text-style-name="P2" xml:id="id14" draw:id="id14" draw:layer="layout" draw:type="line" svg:x1="11.481cm" svg:y1="10.795cm" svg:x2="12.532cm" svg:y2="10.125cm" draw:start-shape="id12" draw:start-glue-point="3" svg:d="M11481 10795l1051-670" svg:viewBox="0 0 1052 671">
          <text:p/>
        </draw:connector>
        <draw:connector draw:style-name="gr9" draw:text-style-name="P2" draw:layer="layout" draw:type="line" svg:x1="11.325cm" svg:y1="9.491cm" svg:x2="11.526cm" svg:y2="8.428cm" draw:start-shape="id13" draw:start-glue-point="3" svg:d="M11325 9491l201-1063" svg:viewBox="0 0 202 1064">
          <text:p/>
        </draw:connector>
        <draw:connector draw:style-name="gr9" draw:text-style-name="P2" draw:layer="layout" draw:type="line" svg:x1="11.325cm" svg:y1="9.491cm" svg:x2="12.021cm" svg:y2="8.635cm" draw:start-shape="id13" draw:start-glue-point="3" svg:d="M11325 9491l696-856" svg:viewBox="0 0 697 857">
          <text:p/>
        </draw:connector>
        <draw:connector draw:style-name="gr9" draw:text-style-name="P2" xml:id="id15" draw:id="id15" draw:layer="layout" draw:type="line" svg:x1="12.532cm" svg:y1="10.125cm" svg:x2="13.238cm" svg:y2="9.6cm" draw:start-shape="id14" draw:start-glue-point="3" svg:d="M12532 10125l706-525" svg:viewBox="0 0 707 526">
          <text:p/>
        </draw:connector>
        <draw:connector draw:style-name="gr9" draw:text-style-name="P2" draw:layer="layout" draw:type="line" svg:x1="13.125cm" svg:y1="9.588cm" svg:x2="13.475cm" svg:y2="8.855cm" svg:d="M13125 9588l350-733" svg:viewBox="0 0 351 734">
          <text:p/>
        </draw:connector>
        <draw:connector draw:style-name="gr9" draw:text-style-name="P2" draw:layer="layout" draw:type="line" svg:x1="13.238cm" svg:y1="9.6cm" svg:x2="14.002cm" svg:y2="9.269cm" draw:start-shape="id15" draw:start-glue-point="3" svg:d="M13238 9600l764-331" svg:viewBox="0 0 765 332">
          <text:p/>
        </draw:connector>
        <draw:custom-shape draw:style-name="gr10" draw:text-style-name="P2" draw:layer="layout" svg:width="4.11cm" svg:height="3.641cm" svg:x="15.522cm" svg:y="8.282cm">
          <text:p/>
          <draw:enhanced-geometry svg:viewBox="0 0 21600 21600" draw:path-stretchpoint-x="10800" draw:path-stretchpoint-y="10800" draw:text-areas="?f3 ?f4 ?f5 ?f6" draw:type="round-rectangle" draw:modifiers="1592.478970806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983cm" svg:height="3.116cm" svg:x="15.564cm" svg:y="8.534cm">
          <draw:image xlink:href="Pictures/1000020100000164000000D82CBDDD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02:17.066432212</meta:creation-date>
    <dc:date>2017-02-06T16:28:56.626071537</dc:date>
    <dc:creator>rete </dc:creator>
    <meta:editing-duration>PT10M48S</meta:editing-duration>
    <meta:editing-cycles>2</meta:editing-cycles>
    <meta:generator>LibreOffice/4.3.3.2$Linux_x86 LibreOffice_project/430m0$Build-2</meta:generator>
    <meta:document-statistic meta:object-count="43"/>
  </office:meta>
</office:document-meta>
</file>